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Courier New" fo:font-weight="bold" style:font-weight-asian="bold" style:font-weight-complex="bold" fo:color="#000000" fo:language="en" fo:country="GB"/>
    </style:style>
    <style:style style:name="P2" style:parent-style-name="Standard" style:family="paragraph">
      <style:text-properties style:font-name="Courier New" fo:font-weight="bold" style:font-weight-asian="bold" style:font-weight-complex="bold" fo:color="#000000" fo:language="en" fo:country="GB"/>
    </style:style>
    <style:style style:name="T3" style:parent-style-name="DefaultParagraphFont" style:family="text">
      <style:text-properties style:font-name="Courier New" fo:color="#000000" fo:language="en" fo:country="GB"/>
    </style:style>
    <style:style style:name="P4" style:parent-style-name="Standard" style:family="paragraph">
      <style:text-properties style:font-name="Courier New" fo:color="#000000" fo:language="en" fo:country="GB"/>
    </style:style>
    <style:style style:name="P5" style:parent-style-name="Standard" style:family="paragraph">
      <style:text-properties style:font-name="Courier New" fo:color="#000000"/>
    </style:style>
    <style:style style:name="P6" style:parent-style-name="Standard" style:family="paragraph">
      <style:text-properties style:font-name="Courier New" fo:color="#000000"/>
    </style:style>
    <style:style style:name="T7" style:parent-style-name="DefaultParagraphFont" style:family="text">
      <style:text-properties style:font-name="Courier New" fo:color="#000000"/>
    </style:style>
    <style:style style:name="P8" style:parent-style-name="Standard" style:family="paragraph">
      <style:text-properties style:font-name="Courier New" fo:color="#000000"/>
    </style:style>
    <style:style style:name="T9" style:parent-style-name="DefaultParagraphFont" style:family="text">
      <style:text-properties style:font-name="Courier New" fo:color="#000000"/>
    </style:style>
    <style:style style:name="T10" style:parent-style-name="DefaultParagraphFont" style:family="text">
      <style:text-properties style:font-name="Courier New" fo:color="#000000"/>
    </style:style>
    <style:style style:name="P11" style:parent-style-name="Standard" style:family="paragraph">
      <style:text-properties style:font-name="Courier New" fo:color="#000000"/>
    </style:style>
    <style:style style:name="P12" style:parent-style-name="Standard" style:family="paragraph">
      <style:text-properties style:font-name="Courier New" fo:color="#000000"/>
    </style:style>
    <style:style style:name="P13" style:parent-style-name="Standard" style:family="paragraph">
      <style:text-properties style:font-name="Courier New" fo:color="#000000"/>
    </style:style>
    <style:style style:name="P14" style:parent-style-name="Standard" style:family="paragraph">
      <style:text-properties style:font-name="Courier New" fo:color="#000000"/>
    </style:style>
    <style:style style:name="P15" style:parent-style-name="Standard" style:family="paragraph">
      <style:text-properties style:font-name="Courier New" fo:color="#000000"/>
    </style:style>
    <style:style style:name="P16" style:parent-style-name="Standard" style:family="paragraph">
      <style:text-properties style:font-name="Courier New" fo:color="#000000"/>
    </style:style>
    <style:style style:name="P17" style:parent-style-name="Standard" style:family="paragraph">
      <style:text-properties style:font-name="Courier New" fo:color="#000000"/>
    </style:style>
    <style:style style:name="T18" style:parent-style-name="DefaultParagraphFont" style:family="text">
      <style:text-properties style:font-name="Courier New" fo:color="#000000"/>
    </style:style>
    <style:style style:name="P19" style:parent-style-name="Standard" style:family="paragraph">
      <style:text-properties style:font-name="Courier New" fo:color="#000000"/>
    </style:style>
    <style:style style:name="T20" style:parent-style-name="DefaultParagraphFont" style:family="text">
      <style:text-properties style:font-name="Courier New" fo:color="#000000"/>
    </style:style>
    <style:style style:name="T21" style:parent-style-name="DefaultParagraphFont" style:family="text">
      <style:text-properties style:font-name="Courier New" fo:color="#000000"/>
    </style:style>
    <style:style style:name="P22" style:parent-style-name="Standard" style:family="paragraph">
      <style:text-properties style:font-name="Courier New" fo:color="#000000"/>
    </style:style>
    <style:style style:name="T23" style:parent-style-name="DefaultParagraphFont" style:family="text">
      <style:text-properties style:font-name="Courier New" fo:color="#000000"/>
    </style:style>
    <style:style style:name="P24" style:parent-style-name="Standard" style:family="paragraph">
      <style:text-properties style:font-name="Courier New" fo:color="#000000"/>
    </style:style>
    <style:style style:name="P25" style:parent-style-name="Standard" style:family="paragraph">
      <style:text-properties style:font-name="Courier New" fo:color="#000000"/>
    </style:style>
    <style:style style:name="P26" style:parent-style-name="Standard" style:family="paragraph">
      <style:text-properties style:font-name="Courier New" fo:color="#000000"/>
    </style:style>
    <style:style style:name="P27" style:parent-style-name="Standard" style:family="paragraph">
      <style:text-properties style:font-name="Courier New" fo:color="#000000"/>
    </style:style>
    <style:style style:name="P28" style:parent-style-name="Standard" style:family="paragraph">
      <style:text-properties style:font-name="Courier New" fo:color="#000000"/>
    </style:style>
    <style:style style:name="P29" style:parent-style-name="Standard" style:family="paragraph">
      <style:text-properties style:font-name="Courier New" fo:font-weight="bold" style:font-weight-asian="bold" style:font-weight-complex="bold" fo:color="#000000"/>
    </style:style>
    <style:style style:name="P30" style:parent-style-name="Standard" style:family="paragraph">
      <style:text-properties style:font-name="Courier New" fo:color="#000000"/>
    </style:style>
    <style:style style:name="P31" style:parent-style-name="Standard" style:list-style-name="LFO1" style:family="paragraph">
      <style:text-properties style:font-name="Courier New" fo:color="#000000"/>
    </style:style>
    <style:style style:name="P32" style:parent-style-name="Standard" style:family="paragraph">
      <style:text-properties style:font-name="Courier New" fo:color="#000000"/>
    </style:style>
    <style:style style:name="P33" style:parent-style-name="Standard" style:list-style-name="LFO1" style:family="paragraph">
      <style:text-properties style:font-name="Courier New" fo:color="#000000"/>
    </style:style>
    <style:style style:name="P34" style:parent-style-name="Standard" style:list-style-name="LFO1" style:family="paragraph">
      <style:text-properties style:font-name="Courier New" fo:color="#000000"/>
    </style:style>
    <style:style style:name="P35" style:parent-style-name="Standard" style:list-style-name="LFO1" style:family="paragraph">
      <style:text-properties style:font-name="Courier New" fo:color="#000000"/>
    </style:style>
    <style:style style:name="P36" style:parent-style-name="Standard" style:family="paragraph">
      <style:text-properties style:font-name="Courier New" fo:color="#000000"/>
    </style:style>
    <style:style style:name="P37" style:parent-style-name="Standard" style:list-style-name="LFO1" style:family="paragraph">
      <style:text-properties style:font-name="Courier New" fo:color="#000000"/>
    </style:style>
    <style:style style:name="P38" style:parent-style-name="Standard" style:family="paragraph">
      <style:text-properties style:font-name="Courier New" fo:color="#000000"/>
    </style:style>
    <style:style style:name="P39" style:parent-style-name="Standard" style:list-style-name="LFO1" style:family="paragraph">
      <style:text-properties style:font-name="Courier New" fo:color="#000000"/>
    </style:style>
    <style:style style:name="P40" style:parent-style-name="Standard" style:list-style-name="LFO1" style:family="paragraph">
      <style:text-properties style:font-name="Courier New" fo:color="#000000"/>
    </style:style>
    <style:style style:name="P41" style:parent-style-name="Standard" style:list-style-name="LFO1" style:family="paragraph">
      <style:text-properties style:font-name="Courier New" fo:color="#000000"/>
    </style:style>
    <style:style style:name="P42" style:parent-style-name="Standard" style:list-style-name="LFO1" style:family="paragraph">
      <style:text-properties style:font-name="Courier New" fo:color="#000000"/>
    </style:style>
    <style:style style:name="P43" style:parent-style-name="Standard" style:family="paragraph">
      <style:text-properties style:font-name="Courier New" fo:color="#000000"/>
    </style:style>
    <style:style style:name="P44" style:parent-style-name="Standard" style:family="paragraph">
      <style:text-properties style:font-name="Courier New" fo:font-weight="bold" style:font-weight-asian="bold" style:font-weight-complex="bold" fo:color="#000000"/>
    </style:style>
    <style:style style:name="P45" style:parent-style-name="Standard" style:list-style-name="LFO2" style:family="paragraph">
      <style:text-properties style:font-name="Courier New" fo:font-weight="bold" style:font-weight-asian="bold" style:font-weight-complex="bold" fo:color="#000000"/>
    </style:style>
    <style:style style:name="P46" style:parent-style-name="Standard" style:family="paragraph">
      <style:text-properties style:font-name="Courier New" fo:color="#000000"/>
    </style:style>
    <style:style style:name="P47" style:parent-style-name="Standard" style:family="paragraph">
      <style:text-properties style:font-name="Courier New" fo:color="#000000"/>
    </style:style>
    <style:style style:name="P48" style:parent-style-name="Standard" style:family="paragraph">
      <style:text-properties style:font-name="Courier New" fo:color="#000000"/>
    </style:style>
    <style:style style:name="P49" style:parent-style-name="Standard" style:list-style-name="LFO3" style:family="paragraph"/>
    <style:style style:name="T50" style:parent-style-name="DefaultParagraphFont" style:family="text">
      <style:text-properties style:font-name="Courier New" fo:font-weight="bold" style:font-weight-asian="bold" style:font-weight-complex="bold" fo:color="#000000"/>
    </style:style>
    <style:style style:name="P51" style:parent-style-name="Standard" style:family="paragraph">
      <style:text-properties style:font-name="Courier New" fo:color="#000000"/>
    </style:style>
    <style:style style:name="P52" style:parent-style-name="Standard" style:family="paragraph">
      <style:text-properties style:font-name="Courier New" fo:color="#000000"/>
    </style:style>
    <style:style style:name="P53" style:parent-style-name="Standard" style:family="paragraph">
      <style:text-properties style:font-name="Courier New" fo:color="#000000"/>
    </style:style>
    <style:style style:name="P54" style:parent-style-name="Standard" style:family="paragraph">
      <style:text-properties style:font-name="Courier New" fo:color="#000000"/>
    </style:style>
    <style:style style:name="P55" style:parent-style-name="Standard" style:list-style-name="LFO3" style:family="paragraph"/>
    <style:style style:name="T56" style:parent-style-name="DefaultParagraphFont" style:family="text">
      <style:text-properties style:font-name="Courier New" fo:font-weight="bold" style:font-weight-asian="bold" style:font-weight-complex="bold" fo:color="#000000"/>
    </style:style>
    <style:style style:name="T57" style:parent-style-name="DefaultParagraphFont" style:family="text">
      <style:text-properties style:font-name="Courier New" fo:color="#000000"/>
    </style:style>
    <style:style style:name="T58" style:parent-style-name="DefaultParagraphFont" style:family="text">
      <style:text-properties style:font-name="Courier New" fo:color="#000000"/>
    </style:style>
    <style:style style:name="T59" style:parent-style-name="DefaultParagraphFont" style:family="text">
      <style:text-properties style:font-name="Courier New" fo:color="#000000"/>
    </style:style>
    <style:style style:name="P60" style:parent-style-name="Standard" style:family="paragraph">
      <style:text-properties style:font-name="Courier New" fo:color="#000000"/>
    </style:style>
    <style:style style:name="P61" style:parent-style-name="Standard" style:family="paragraph">
      <style:text-properties style:font-name="Courier New" fo:color="#000000"/>
    </style:style>
    <style:style style:name="P62" style:parent-style-name="Standard" style:family="paragraph">
      <style:text-properties style:font-name="Courier New" fo:color="#000000"/>
    </style:style>
    <style:style style:name="P63" style:parent-style-name="Standard" style:list-style-name="LFO3" style:family="paragraph"/>
    <style:style style:name="T64" style:parent-style-name="DefaultParagraphFont" style:family="text">
      <style:text-properties style:font-name="Courier New" fo:font-weight="bold" style:font-weight-asian="bold" style:font-weight-complex="bold" fo:color="#000000"/>
    </style:style>
    <style:style style:name="T65" style:parent-style-name="DefaultParagraphFont" style:family="text">
      <style:text-properties style:font-name="Courier New" fo:color="#000000"/>
    </style:style>
    <style:style style:name="T66" style:parent-style-name="DefaultParagraphFont" style:family="text">
      <style:text-properties style:font-name="Courier New" fo:color="#000000"/>
    </style:style>
    <style:style style:name="T67" style:parent-style-name="DefaultParagraphFont" style:family="text">
      <style:text-properties style:font-name="Courier New" fo:color="#000000"/>
    </style:style>
    <style:style style:name="T68" style:parent-style-name="DefaultParagraphFont" style:family="text">
      <style:text-properties style:font-name="Courier New" fo:color="#000000"/>
    </style:style>
    <style:style style:name="T69" style:parent-style-name="DefaultParagraphFont" style:family="text">
      <style:text-properties style:font-name="Courier New" fo:color="#000000"/>
    </style:style>
    <style:style style:name="T70" style:parent-style-name="DefaultParagraphFont" style:family="text">
      <style:text-properties style:font-name="Courier New" fo:color="#000000"/>
    </style:style>
    <style:style style:name="T71" style:parent-style-name="DefaultParagraphFont" style:family="text">
      <style:text-properties style:font-name="Courier New" fo:color="#000000"/>
    </style:style>
    <style:style style:name="P72" style:parent-style-name="Standard" style:list-style-name="LFO3" style:family="paragraph">
      <style:text-properties style:font-name="Courier New" fo:color="#000000"/>
    </style:style>
    <style:style style:name="P73" style:parent-style-name="Standard" style:list-style-name="LFO3" style:family="paragraph">
      <style:text-properties style:font-name="Courier New" fo:color="#000000"/>
    </style:style>
    <style:style style:name="P74" style:parent-style-name="Standard" style:list-style-name="LFO3" style:family="paragraph">
      <style:text-properties style:font-name="Courier New" fo:color="#000000"/>
    </style:style>
    <style:style style:name="P75" style:parent-style-name="Standard" style:family="paragraph">
      <style:text-properties style:font-name="Courier New" fo:color="#000000"/>
    </style:style>
    <style:style style:name="P76" style:parent-style-name="Standard" style:list-style-name="LFO3" style:family="paragraph">
      <style:text-properties style:font-name="Courier New" fo:color="#000000"/>
    </style:style>
    <style:style style:name="P77" style:parent-style-name="Standard" style:family="paragraph">
      <style:text-properties style:font-name="Courier New" fo:font-weight="bold" style:font-weight-asian="bold" style:font-weight-complex="bold" fo:color="#000000"/>
    </style:style>
    <style:style style:name="P78" style:parent-style-name="Standard" style:list-style-name="LFO4" style:family="paragraph">
      <style:text-properties style:font-name="Courier New" fo:color="#000000"/>
    </style:style>
    <style:style style:name="P79" style:parent-style-name="Standard" style:family="paragraph">
      <style:text-properties style:font-name="Courier New" fo:color="#000000"/>
    </style:style>
    <style:style style:name="P80" style:parent-style-name="Standard" style:list-style-name="LFO5" style:family="paragraph">
      <style:text-properties style:font-name="Courier New" fo:color="#000000"/>
    </style:style>
    <style:style style:name="P81" style:parent-style-name="Standard" style:family="paragraph">
      <style:text-properties style:font-name="Courier New" fo:color="#000000"/>
    </style:style>
    <style:style style:name="P82" style:parent-style-name="Standard" style:list-style-name="LFO5" style:family="paragraph">
      <style:text-properties style:font-name="Courier New" fo:color="#000000"/>
    </style:style>
    <style:style style:name="P83" style:parent-style-name="Standard" style:list-style-name="LFO5" style:family="paragraph">
      <style:text-properties style:font-name="Courier New" fo:color="#000000"/>
    </style:style>
    <style:style style:name="P84" style:parent-style-name="Standard" style:family="paragraph">
      <style:text-properties style:font-name="Courier New" fo:font-weight="bold" style:font-weight-asian="bold" style:font-weight-complex="bold" fo:color="#000000"/>
    </style:style>
    <style:style style:name="P85" style:parent-style-name="Standard" style:family="paragraph">
      <style:text-properties style:font-name="Courier New" fo:font-weight="bold" style:font-weight-asian="bold" style:font-weight-complex="bold" fo:color="#000000"/>
    </style:style>
    <style:style style:name="P86" style:parent-style-name="Standard" style:family="paragraph">
      <style:text-properties style:font-name="Courier New" fo:font-weight="bold" style:font-weight-asian="bold" style:font-weight-complex="bold" fo:color="#000000"/>
    </style:style>
    <style:style style:name="P87" style:parent-style-name="Standard" style:list-style-name="LFO6" style:family="paragraph">
      <style:text-properties style:font-name="Courier New" fo:color="#000000"/>
    </style:style>
    <style:style style:name="P88" style:parent-style-name="Standard" style:list-style-name="LFO6" style:family="paragraph">
      <style:text-properties style:font-name="Courier New" fo:color="#000000"/>
    </style:style>
    <style:style style:name="P89" style:parent-style-name="Standard" style:list-style-name="LFO6" style:family="paragraph">
      <style:text-properties style:font-name="Courier New" fo:color="#000000"/>
    </style:style>
    <style:style style:name="P90" style:parent-style-name="Standard" style:list-style-name="LFO6" style:family="paragraph">
      <style:text-properties style:font-name="Courier New" fo:color="#000000"/>
    </style:style>
    <style:style style:name="P91" style:parent-style-name="Standard" style:list-style-name="LFO6" style:family="paragraph">
      <style:text-properties style:font-name="Courier New" fo:color="#000000"/>
    </style:style>
    <style:style style:name="P92" style:parent-style-name="Standard" style:list-style-name="LFO6" style:family="paragraph">
      <style:text-properties style:font-name="Courier New" fo:color="#000000"/>
    </style:style>
    <style:style style:name="P93" style:parent-style-name="Standard" style:list-style-name="LFO6" style:family="paragraph">
      <style:text-properties style:font-name="Courier New" fo:color="#000000"/>
    </style:style>
    <style:style style:name="P94" style:parent-style-name="Standard" style:list-style-name="LFO6" style:family="paragraph">
      <style:text-properties style:font-name="Courier New" fo:color="#000000"/>
    </style:style>
    <style:style style:name="P95" style:parent-style-name="Standard" style:list-style-name="LFO6" style:family="paragraph">
      <style:text-properties style:font-name="Courier New" fo:color="#000000"/>
    </style:style>
    <style:style style:name="P96" style:parent-style-name="Standard" style:list-style-name="LFO6" style:family="paragraph">
      <style:text-properties style:font-name="Courier New" fo:color="#000000"/>
    </style:style>
    <style:style style:name="P97" style:parent-style-name="Standard" style:family="paragraph">
      <style:text-properties style:font-name="Courier New" fo:color="#000000"/>
    </style:style>
    <style:style style:name="P98" style:parent-style-name="Standard" style:family="paragraph">
      <style:text-properties style:font-name="Courier New" fo:font-weight="bold" style:font-weight-asian="bold" style:font-weight-complex="bold" fo:color="#000000"/>
    </style:style>
    <style:style style:name="P99" style:parent-style-name="Standard" style:family="paragraph">
      <style:text-properties style:font-name="Courier New" fo:color="#000000"/>
    </style:style>
    <style:style style:name="P100" style:parent-style-name="Standard" style:list-style-name="LFO7" style:family="paragraph"/>
    <style:style style:name="T101" style:parent-style-name="DefaultParagraphFont" style:family="text">
      <style:text-properties style:font-name="Courier New" fo:color="#000000" style:text-underline-type="single" style:text-underline-style="solid" style:text-underline-width="auto" style:text-underline-mode="continuous"/>
    </style:style>
    <style:style style:name="T102" style:parent-style-name="DefaultParagraphFont" style:family="text">
      <style:text-properties style:font-name="Courier New" fo:color="#000000"/>
    </style:style>
    <style:style style:name="T103" style:parent-style-name="DefaultParagraphFont" style:family="text">
      <style:text-properties style:font-name="Courier New" fo:color="#000000"/>
    </style:style>
    <style:style style:name="T104" style:parent-style-name="DefaultParagraphFont" style:family="text">
      <style:text-properties style:font-name="Courier New" fo:color="#000000"/>
    </style:style>
    <style:style style:name="T105" style:parent-style-name="DefaultParagraphFont" style:family="text">
      <style:text-properties style:font-name="Courier New" fo:color="#000000"/>
    </style:style>
    <style:style style:name="P106" style:parent-style-name="Standard" style:family="paragraph">
      <style:text-properties style:font-name="Courier New" fo:color="#000000"/>
    </style:style>
    <style:style style:name="P107" style:parent-style-name="Standard" style:family="paragraph">
      <style:text-properties style:font-name="Courier New" fo:color="#000000"/>
    </style:style>
    <style:style style:name="P108" style:parent-style-name="Standard" style:family="paragraph">
      <style:text-properties style:font-name="Courier New" fo:color="#000000"/>
    </style:style>
    <style:style style:name="P109" style:parent-style-name="Standard" style:family="paragraph">
      <style:text-properties style:font-name="Courier New" fo:color="#000000"/>
    </style:style>
    <style:style style:name="P110" style:parent-style-name="Standard" style:family="paragraph">
      <style:text-properties style:font-name="Courier New" fo:font-weight="bold" style:font-weight-asian="bold" style:font-weight-complex="bold" fo:color="#000000"/>
    </style:style>
    <style:style style:name="P111" style:parent-style-name="Standard" style:family="paragraph">
      <style:text-properties style:font-name="Courier New" fo:font-weight="bold" style:font-weight-asian="bold" style:font-weight-complex="bold" fo:color="#000000"/>
    </style:style>
    <style:style style:name="T112" style:parent-style-name="DefaultParagraphFont" style:family="text">
      <style:text-properties style:text-underline-type="single" style:text-underline-style="solid" style:text-underline-width="auto" style:text-underline-mode="continuous"/>
    </style:style>
    <style:style style:name="P113" style:parent-style-name="Standard" style:family="paragraph">
      <style:text-properties style:font-name="Courier New" fo:font-weight="bold" style:font-weight-asian="bold" style:font-weight-complex="bold" fo:color="#000000" style:text-underline-type="double" style:text-underline-style="solid" style:text-underline-width="auto" style:text-underline-mode="continuous"/>
    </style:style>
    <style:style style:name="T114" style:parent-style-name="DefaultParagraphFont" style:family="text">
      <style:text-properties style:font-name="Courier New" fo:color="#000000"/>
    </style:style>
    <style:style style:name="T115" style:parent-style-name="DefaultParagraphFont" style:family="text">
      <style:text-properties style:font-name="Courier New" fo:color="#000000" style:text-underline-type="single" style:text-underline-style="solid" style:text-underline-width="auto" style:text-underline-mode="continuous"/>
    </style:style>
    <style:style style:name="T116" style:parent-style-name="DefaultParagraphFont" style:family="text">
      <style:text-properties style:font-name="Courier New" fo:color="#000000"/>
    </style:style>
    <style:style style:name="T117" style:parent-style-name="DefaultParagraphFont" style:family="text">
      <style:text-properties style:font-name="Courier New" fo:color="#000000"/>
    </style:style>
    <style:style style:name="T118" style:parent-style-name="DefaultParagraphFont" style:family="text">
      <style:text-properties style:font-name="Courier New" fo:color="#000000" style:text-underline-type="single" style:text-underline-style="solid" style:text-underline-width="auto" style:text-underline-mode="continuous"/>
    </style:style>
    <style:style style:name="T119" style:parent-style-name="DefaultParagraphFont" style:family="text">
      <style:text-properties style:font-name="Courier New" fo:color="#000000"/>
    </style:style>
    <style:style style:name="T120" style:parent-style-name="DefaultParagraphFont" style:family="text">
      <style:text-properties style:font-name="Courier New" fo:color="#000000"/>
    </style:style>
    <style:style style:name="P121" style:parent-style-name="Standard" style:family="paragraph">
      <style:text-properties style:font-name="Courier New" fo:color="#000000"/>
    </style:style>
    <style:style style:name="P122" style:parent-style-name="Standard" style:family="paragraph">
      <style:text-properties style:font-name="Courier New" fo:color="#000000"/>
    </style:style>
    <style:style style:name="T123" style:parent-style-name="DefaultParagraphFont" style:family="text">
      <style:text-properties style:text-underline-type="single" style:text-underline-style="solid" style:text-underline-width="auto" style:text-underline-mode="continuous"/>
    </style:style>
    <style:style style:name="T124" style:parent-style-name="DefaultParagraphFont" style:family="text">
      <style:text-properties style:text-underline-type="single" style:text-underline-style="solid" style:text-underline-width="auto" style:text-underline-mode="continuous"/>
    </style:style>
    <style:style style:name="P125" style:parent-style-name="Standard" style:family="paragraph">
      <style:text-properties style:font-name="Courier New" fo:font-weight="bold" style:font-weight-asian="bold" style:font-weight-complex="bold" fo:color="#000000"/>
    </style:style>
    <style:style style:name="P126" style:parent-style-name="Standard" style:family="paragraph">
      <style:text-properties style:font-name="Courier New" fo:font-weight="bold" style:font-weight-asian="bold" style:font-weight-complex="bold" fo:color="#000000"/>
    </style:style>
    <style:style style:name="T127" style:parent-style-name="DefaultParagraphFont" style:family="text">
      <style:text-properties style:font-name="Courier New" fo:color="#000000"/>
    </style:style>
    <style:style style:name="T128" style:parent-style-name="DefaultParagraphFont" style:family="text">
      <style:text-properties style:font-name="Courier New" fo:color="#000000" style:text-underline-type="single" style:text-underline-style="solid" style:text-underline-width="auto" style:text-underline-mode="continuous"/>
    </style:style>
    <style:style style:name="T129" style:parent-style-name="DefaultParagraphFont" style:family="text">
      <style:text-properties style:font-name="Courier New" fo:color="#000000"/>
    </style:style>
    <style:style style:name="T130" style:parent-style-name="DefaultParagraphFont" style:family="text">
      <style:text-properties style:font-name="Courier New" fo:color="#000000" style:text-underline-type="single" style:text-underline-style="solid" style:text-underline-width="auto" style:text-underline-mode="continuous"/>
    </style:style>
    <style:style style:name="T131" style:parent-style-name="DefaultParagraphFont" style:family="text">
      <style:text-properties style:font-name="Courier New" fo:color="#000000"/>
    </style:style>
    <style:style style:name="P132" style:parent-style-name="Standard" style:family="paragraph">
      <style:text-properties style:font-name="Courier New" fo:font-weight="bold" style:font-weight-asian="bold" style:font-weight-complex="bold" fo:color="#000000"/>
    </style:style>
    <style:style style:name="T133" style:parent-style-name="DefaultParagraphFont" style:family="text">
      <style:text-properties style:font-name="Courier New" fo:color="#000000"/>
    </style:style>
    <style:style style:name="T134" style:parent-style-name="DefaultParagraphFont" style:family="text">
      <style:text-properties style:font-name="Courier New" fo:color="#000000" style:text-underline-type="single" style:text-underline-style="solid" style:text-underline-width="auto" style:text-underline-mode="continuous"/>
    </style:style>
    <style:style style:name="T135" style:parent-style-name="DefaultParagraphFont" style:family="text">
      <style:text-properties style:font-name="Courier New" fo:color="#000000"/>
    </style:style>
    <style:style style:name="T136" style:parent-style-name="DefaultParagraphFont" style:family="text">
      <style:text-properties style:font-name="Courier New" fo:color="#000000" style:text-underline-type="single" style:text-underline-style="solid" style:text-underline-width="auto" style:text-underline-mode="continuous"/>
    </style:style>
    <style:style style:name="T137" style:parent-style-name="DefaultParagraphFont" style:family="text">
      <style:text-properties style:font-name="Courier New" fo:color="#000000"/>
    </style:style>
    <style:style style:name="P138" style:parent-style-name="Standard" style:family="paragraph">
      <style:text-properties style:font-name="Courier New" fo:font-weight="bold" style:font-weight-asian="bold" style:font-weight-complex="bold" fo:color="#000000"/>
    </style:style>
    <style:style style:name="T139" style:parent-style-name="DefaultParagraphFont" style:family="text">
      <style:text-properties style:font-name="Courier New" fo:color="#000000"/>
    </style:style>
    <style:style style:name="T140" style:parent-style-name="DefaultParagraphFont" style:family="text">
      <style:text-properties style:font-name="Courier New" fo:color="#000000" style:text-underline-type="single" style:text-underline-style="solid" style:text-underline-width="auto" style:text-underline-mode="continuous"/>
    </style:style>
    <style:style style:name="T141" style:parent-style-name="DefaultParagraphFont" style:family="text">
      <style:text-properties style:font-name="Courier New" fo:color="#000000"/>
    </style:style>
    <style:style style:name="T142" style:parent-style-name="DefaultParagraphFont" style:family="text">
      <style:text-properties style:font-name="Courier New" fo:color="#000000" style:text-underline-type="single" style:text-underline-style="solid" style:text-underline-width="auto" style:text-underline-mode="continuous"/>
    </style:style>
    <style:style style:name="T143" style:parent-style-name="DefaultParagraphFont" style:family="text">
      <style:text-properties style:font-name="Courier New" fo:color="#000000"/>
    </style:style>
    <style:style style:name="P144" style:parent-style-name="Standard" style:family="paragraph">
      <style:text-properties style:font-name="Courier New" fo:font-weight="bold" style:font-weight-asian="bold" style:font-weight-complex="bold" fo:color="#000000"/>
    </style:style>
    <style:style style:name="T145" style:parent-style-name="DefaultParagraphFont" style:family="text">
      <style:text-properties style:font-name="Courier New" fo:color="#000000"/>
    </style:style>
    <style:style style:name="T146" style:parent-style-name="DefaultParagraphFont" style:family="text">
      <style:text-properties style:font-name="Courier New" fo:color="#000000" style:text-underline-type="single" style:text-underline-style="solid" style:text-underline-width="auto" style:text-underline-mode="continuous"/>
    </style:style>
    <style:style style:name="T147" style:parent-style-name="DefaultParagraphFont" style:family="text">
      <style:text-properties style:font-name="Courier New" fo:color="#000000"/>
    </style:style>
    <style:style style:name="T148" style:parent-style-name="DefaultParagraphFont" style:family="text">
      <style:text-properties style:font-name="Courier New" fo:color="#000000" style:text-underline-type="single" style:text-underline-style="solid" style:text-underline-width="auto" style:text-underline-mode="continuous"/>
    </style:style>
    <style:style style:name="T149" style:parent-style-name="DefaultParagraphFont" style:family="text">
      <style:text-properties style:font-name="Courier New" fo:color="#000000"/>
    </style:style>
    <style:style style:name="P150" style:parent-style-name="Standard" style:family="paragraph">
      <style:text-properties style:font-name="Courier New" fo:font-weight="bold" style:font-weight-asian="bold" style:font-weight-complex="bold" fo:color="#000000"/>
    </style:style>
    <style:style style:name="T151" style:parent-style-name="DefaultParagraphFont" style:family="text">
      <style:text-properties style:font-name="Courier New" fo:color="#000000"/>
    </style:style>
    <style:style style:name="T152" style:parent-style-name="DefaultParagraphFont" style:family="text">
      <style:text-properties style:font-name="Courier New" fo:color="#000000" style:text-underline-type="single" style:text-underline-style="solid" style:text-underline-width="auto" style:text-underline-mode="continuous"/>
    </style:style>
    <style:style style:name="T153" style:parent-style-name="DefaultParagraphFont" style:family="text">
      <style:text-properties style:font-name="Courier New" fo:color="#000000"/>
    </style:style>
    <style:style style:name="T154" style:parent-style-name="DefaultParagraphFont" style:family="text">
      <style:text-properties style:font-name="Courier New" fo:color="#000000" style:text-underline-type="single" style:text-underline-style="solid" style:text-underline-width="auto" style:text-underline-mode="continuous"/>
    </style:style>
    <style:style style:name="T155" style:parent-style-name="DefaultParagraphFont" style:family="text">
      <style:text-properties style:font-name="Courier New" fo:color="#000000"/>
    </style:style>
    <style:style style:name="P156" style:parent-style-name="Standard" style:family="paragraph">
      <style:text-properties style:font-name="Courier New" fo:font-weight="bold" style:font-weight-asian="bold" style:font-weight-complex="bold" fo:color="#000000"/>
    </style:style>
    <style:style style:name="T157" style:parent-style-name="DefaultParagraphFont" style:family="text">
      <style:text-properties style:font-name="Courier New" fo:color="#000000"/>
    </style:style>
    <style:style style:name="T158" style:parent-style-name="DefaultParagraphFont" style:family="text">
      <style:text-properties style:font-name="Courier New" fo:color="#000000" style:text-underline-type="single" style:text-underline-style="solid" style:text-underline-width="auto" style:text-underline-mode="continuous"/>
    </style:style>
    <style:style style:name="T159" style:parent-style-name="DefaultParagraphFont" style:family="text">
      <style:text-properties style:font-name="Courier New" fo:color="#000000"/>
    </style:style>
    <style:style style:name="T160" style:parent-style-name="DefaultParagraphFont" style:family="text">
      <style:text-properties style:font-name="Courier New" fo:color="#000000"/>
    </style:style>
    <style:style style:name="T161" style:parent-style-name="DefaultParagraphFont" style:family="text">
      <style:text-properties style:font-name="Courier New" fo:color="#000000" style:text-underline-type="single" style:text-underline-style="solid" style:text-underline-width="auto" style:text-underline-mode="continuous"/>
    </style:style>
    <style:style style:name="T162" style:parent-style-name="DefaultParagraphFont" style:family="text">
      <style:text-properties style:font-name="Courier New" fo:color="#000000"/>
    </style:style>
    <style:style style:name="P163" style:parent-style-name="Standard" style:family="paragraph">
      <style:text-properties style:font-name="Courier New" fo:font-weight="bold" style:font-weight-asian="bold" style:font-weight-complex="bold" fo:color="#000000"/>
    </style:style>
    <style:style style:name="T164" style:parent-style-name="DefaultParagraphFont" style:family="text">
      <style:text-properties style:font-name="Courier New" fo:color="#000000"/>
    </style:style>
    <style:style style:name="T165" style:parent-style-name="DefaultParagraphFont" style:family="text">
      <style:text-properties style:font-name="Courier New" fo:color="#000000" style:text-underline-type="single" style:text-underline-style="solid" style:text-underline-width="auto" style:text-underline-mode="continuous"/>
    </style:style>
    <style:style style:name="T166" style:parent-style-name="DefaultParagraphFont" style:family="text">
      <style:text-properties style:font-name="Courier New" fo:color="#000000"/>
    </style:style>
    <style:style style:name="T167" style:parent-style-name="DefaultParagraphFont" style:family="text">
      <style:text-properties style:font-name="Courier New" fo:color="#000000" style:text-underline-type="single" style:text-underline-style="solid" style:text-underline-width="auto" style:text-underline-mode="continuous"/>
    </style:style>
    <style:style style:name="T168" style:parent-style-name="DefaultParagraphFont" style:family="text">
      <style:text-properties style:font-name="Courier New" fo:color="#000000"/>
    </style:style>
    <style:style style:name="T169" style:parent-style-name="DefaultParagraphFont" style:family="text">
      <style:text-properties style:font-name="Courier New" fo:color="#000000"/>
    </style:style>
    <style:style style:name="T170" style:parent-style-name="DefaultParagraphFont" style:family="text">
      <style:text-properties style:font-name="Courier New" fo:color="#000000" style:text-underline-type="single" style:text-underline-style="solid" style:text-underline-width="auto" style:text-underline-mode="continuous"/>
    </style:style>
    <style:style style:name="T171" style:parent-style-name="DefaultParagraphFont" style:family="text">
      <style:text-properties style:font-name="Courier New" fo:color="#000000"/>
    </style:style>
    <style:style style:name="P172" style:parent-style-name="Standard" style:family="paragraph">
      <style:text-properties style:font-name="Courier New" fo:font-weight="bold" style:font-weight-asian="bold" style:font-weight-complex="bold" fo:color="#000000"/>
    </style:style>
    <style:style style:name="T173" style:parent-style-name="DefaultParagraphFont" style:family="text">
      <style:text-properties style:font-name="Courier New" fo:color="#000000"/>
    </style:style>
    <style:style style:name="T174" style:parent-style-name="DefaultParagraphFont" style:family="text">
      <style:text-properties style:font-name="Courier New" fo:color="#000000"/>
    </style:style>
    <style:style style:name="T175" style:parent-style-name="DefaultParagraphFont" style:family="text">
      <style:text-properties style:font-name="Courier New" fo:color="#000000" style:text-underline-type="single" style:text-underline-style="solid" style:text-underline-width="auto" style:text-underline-mode="continuous"/>
    </style:style>
    <style:style style:name="T176" style:parent-style-name="DefaultParagraphFont" style:family="text">
      <style:text-properties style:font-name="Courier New" fo:color="#000000"/>
    </style:style>
    <style:style style:name="T177" style:parent-style-name="DefaultParagraphFont" style:family="text">
      <style:text-properties style:font-name="Courier New" fo:color="#000000" style:text-underline-type="single" style:text-underline-style="solid" style:text-underline-width="auto" style:text-underline-mode="continuous"/>
    </style:style>
    <style:style style:name="T178" style:parent-style-name="DefaultParagraphFont" style:family="text">
      <style:text-properties style:font-name="Courier New" fo:color="#000000"/>
    </style:style>
    <style:style style:name="T179" style:parent-style-name="DefaultParagraphFont" style:family="text">
      <style:text-properties style:font-name="Courier New" fo:color="#000000"/>
    </style:style>
    <style:style style:name="P180" style:parent-style-name="Standard" style:family="paragraph">
      <style:text-properties style:font-name="Courier New" fo:font-weight="bold" style:font-weight-asian="bold" style:font-weight-complex="bold" fo:color="#000000"/>
    </style:style>
    <style:style style:name="T181" style:parent-style-name="DefaultParagraphFont" style:family="text">
      <style:text-properties style:font-name="Courier New" fo:color="#000000"/>
    </style:style>
    <style:style style:name="T182" style:parent-style-name="DefaultParagraphFont" style:family="text">
      <style:text-properties style:font-name="Courier New" fo:color="#000000" style:text-underline-type="single" style:text-underline-style="solid" style:text-underline-width="auto" style:text-underline-mode="continuous"/>
    </style:style>
    <style:style style:name="T183" style:parent-style-name="DefaultParagraphFont" style:family="text">
      <style:text-properties style:font-name="Courier New" fo:color="#000000"/>
    </style:style>
    <style:style style:name="T184" style:parent-style-name="DefaultParagraphFont" style:family="text">
      <style:text-properties style:font-name="Courier New" fo:color="#000000" style:text-underline-type="single" style:text-underline-style="solid" style:text-underline-width="auto" style:text-underline-mode="continuous"/>
    </style:style>
    <style:style style:name="T185" style:parent-style-name="DefaultParagraphFont" style:family="text">
      <style:text-properties style:font-name="Courier New" fo:color="#000000"/>
    </style:style>
    <style:style style:name="T186" style:parent-style-name="DefaultParagraphFont" style:family="text">
      <style:text-properties style:font-name="Courier New" fo:color="#000000" style:text-underline-type="single" style:text-underline-style="solid" style:text-underline-width="auto" style:text-underline-mode="continuous"/>
    </style:style>
    <style:style style:name="T187" style:parent-style-name="DefaultParagraphFont" style:family="text">
      <style:text-properties style:font-name="Courier New" fo:color="#000000"/>
    </style:style>
    <style:style style:name="T188" style:parent-style-name="DefaultParagraphFont" style:family="text">
      <style:text-properties style:font-name="Courier New" fo:color="#000000" style:text-underline-type="single" style:text-underline-style="solid" style:text-underline-width="auto" style:text-underline-mode="continuous"/>
    </style:style>
    <style:style style:name="T189" style:parent-style-name="DefaultParagraphFont" style:family="text">
      <style:text-properties style:font-name="Courier New" fo:color="#000000"/>
    </style:style>
    <style:style style:name="P190" style:parent-style-name="Standard" style:family="paragraph">
      <style:text-properties style:font-name="Courier New" fo:font-weight="bold" style:font-weight-asian="bold" style:font-weight-complex="bold" fo:color="#000000"/>
    </style:style>
    <style:style style:name="T191" style:parent-style-name="DefaultParagraphFont" style:family="text">
      <style:text-properties style:font-name="Courier New" fo:color="#000000"/>
    </style:style>
    <style:style style:name="T192" style:parent-style-name="DefaultParagraphFont" style:family="text">
      <style:text-properties style:font-name="Courier New" fo:color="#000000" style:text-underline-type="single" style:text-underline-style="solid" style:text-underline-width="auto" style:text-underline-mode="continuous"/>
    </style:style>
    <style:style style:name="T193" style:parent-style-name="DefaultParagraphFont" style:family="text">
      <style:text-properties style:font-name="Courier New" fo:color="#000000"/>
    </style:style>
    <style:style style:name="T194" style:parent-style-name="DefaultParagraphFont" style:family="text">
      <style:text-properties style:font-name="Courier New" fo:color="#000000" style:text-underline-type="single" style:text-underline-style="solid" style:text-underline-width="auto" style:text-underline-mode="continuous"/>
    </style:style>
    <style:style style:name="T195" style:parent-style-name="DefaultParagraphFont" style:family="text">
      <style:text-properties style:font-name="Courier New" fo:color="#000000"/>
    </style:style>
    <style:style style:name="T196" style:parent-style-name="DefaultParagraphFont" style:family="text">
      <style:text-properties style:font-name="Courier New" fo:color="#000000" style:text-underline-type="single" style:text-underline-style="solid" style:text-underline-width="auto" style:text-underline-mode="continuous"/>
    </style:style>
    <style:style style:name="T197" style:parent-style-name="DefaultParagraphFont" style:family="text">
      <style:text-properties style:font-name="Courier New" fo:color="#000000" style:text-underline-type="single" style:text-underline-style="solid" style:text-underline-width="auto" style:text-underline-mode="continuous"/>
    </style:style>
    <style:style style:name="T198" style:parent-style-name="DefaultParagraphFont" style:family="text">
      <style:text-properties style:font-name="Courier New" fo:color="#000000"/>
    </style:style>
    <style:style style:name="T199" style:parent-style-name="DefaultParagraphFont" style:family="text">
      <style:text-properties style:font-name="Courier New" fo:color="#000000" style:text-underline-type="single" style:text-underline-style="solid" style:text-underline-width="auto" style:text-underline-mode="continuous"/>
    </style:style>
    <style:style style:name="T200" style:parent-style-name="DefaultParagraphFont" style:family="text">
      <style:text-properties style:font-name="Courier New" fo:color="#000000"/>
    </style:style>
    <style:style style:name="T201" style:parent-style-name="DefaultParagraphFont" style:family="text">
      <style:text-properties style:font-name="Courier New" fo:color="#000000" style:text-underline-type="single" style:text-underline-style="solid" style:text-underline-width="auto" style:text-underline-mode="continuous"/>
    </style:style>
    <style:style style:name="T202" style:parent-style-name="DefaultParagraphFont" style:family="text">
      <style:text-properties style:font-name="Courier New" fo:color="#000000"/>
    </style:style>
    <style:style style:name="P203" style:parent-style-name="Standard" style:family="paragraph">
      <style:text-properties style:font-name="Courier New" fo:font-weight="bold" style:font-weight-asian="bold" style:font-weight-complex="bold" fo:color="#000000"/>
    </style:style>
    <style:style style:name="T204" style:parent-style-name="DefaultParagraphFont" style:family="text">
      <style:text-properties style:font-name="Courier New" fo:color="#000000"/>
    </style:style>
    <style:style style:name="T205" style:parent-style-name="DefaultParagraphFont" style:family="text">
      <style:text-properties style:font-name="Courier New" fo:color="#000000" style:text-underline-type="single" style:text-underline-style="solid" style:text-underline-width="auto" style:text-underline-mode="continuous"/>
    </style:style>
    <style:style style:name="T206" style:parent-style-name="DefaultParagraphFont" style:family="text">
      <style:text-properties style:font-name="Courier New" fo:color="#000000"/>
    </style:style>
    <style:style style:name="T207" style:parent-style-name="DefaultParagraphFont" style:family="text">
      <style:text-properties style:font-name="Courier New" fo:color="#000000" style:text-underline-type="single" style:text-underline-style="solid" style:text-underline-width="auto" style:text-underline-mode="continuous"/>
    </style:style>
    <style:style style:name="T208" style:parent-style-name="DefaultParagraphFont" style:family="text">
      <style:text-properties style:font-name="Courier New" fo:color="#000000"/>
    </style:style>
    <style:style style:name="P209" style:parent-style-name="Standard" style:family="paragraph">
      <style:text-properties style:font-name="Courier New" fo:font-weight="bold" style:font-weight-asian="bold" style:font-weight-complex="bold" fo:color="#000000"/>
    </style:style>
    <style:style style:name="T210" style:parent-style-name="DefaultParagraphFont" style:family="text">
      <style:text-properties style:font-name="Courier New" fo:color="#000000"/>
    </style:style>
    <style:style style:name="T211" style:parent-style-name="DefaultParagraphFont" style:family="text">
      <style:text-properties style:font-name="Courier New" fo:color="#000000"/>
    </style:style>
    <style:style style:name="T212" style:parent-style-name="DefaultParagraphFont" style:family="text">
      <style:text-properties style:font-name="Courier New" fo:color="#000000" style:text-underline-type="single" style:text-underline-style="solid" style:text-underline-width="auto" style:text-underline-mode="continuous"/>
    </style:style>
    <style:style style:name="T213" style:parent-style-name="DefaultParagraphFont" style:family="text">
      <style:text-properties style:font-name="Courier New" fo:color="#000000"/>
    </style:style>
    <style:style style:name="T214" style:parent-style-name="DefaultParagraphFont" style:family="text">
      <style:text-properties style:font-name="Courier New" fo:color="#000000" style:text-underline-type="single" style:text-underline-style="solid" style:text-underline-width="auto" style:text-underline-mode="continuous"/>
    </style:style>
    <style:style style:name="T215" style:parent-style-name="DefaultParagraphFont" style:family="text">
      <style:text-properties style:font-name="Courier New" fo:color="#000000"/>
    </style:style>
    <style:style style:name="P216" style:parent-style-name="Standard" style:family="paragraph">
      <style:text-properties style:font-name="Courier New" fo:font-weight="bold" style:font-weight-asian="bold" style:font-weight-complex="bold" fo:color="#000000"/>
    </style:style>
    <style:style style:name="T217" style:parent-style-name="DefaultParagraphFont" style:family="text">
      <style:text-properties style:font-name="Courier New" fo:color="#000000"/>
    </style:style>
    <style:style style:name="T218" style:parent-style-name="DefaultParagraphFont" style:family="text">
      <style:text-properties style:font-name="Courier New" fo:color="#000000" style:text-underline-type="single" style:text-underline-style="solid" style:text-underline-width="auto" style:text-underline-mode="continuous"/>
    </style:style>
    <style:style style:name="T219" style:parent-style-name="DefaultParagraphFont" style:family="text">
      <style:text-properties style:font-name="Courier New" fo:color="#000000"/>
    </style:style>
    <style:style style:name="T220" style:parent-style-name="DefaultParagraphFont" style:family="text">
      <style:text-properties style:font-name="Courier New" fo:color="#000000" style:text-underline-type="single" style:text-underline-style="solid" style:text-underline-width="auto" style:text-underline-mode="continuous"/>
    </style:style>
    <style:style style:name="T221" style:parent-style-name="DefaultParagraphFont" style:family="text">
      <style:text-properties style:font-name="Courier New" fo:color="#000000"/>
    </style:style>
    <style:style style:name="P222" style:parent-style-name="Standard" style:family="paragraph">
      <style:text-properties style:font-name="Courier New" fo:font-weight="bold" style:font-weight-asian="bold" style:font-weight-complex="bold" fo:color="#000000"/>
    </style:style>
    <style:style style:name="T223" style:parent-style-name="DefaultParagraphFont" style:family="text">
      <style:text-properties style:font-name="Courier New" fo:color="#000000"/>
    </style:style>
    <style:style style:name="T224" style:parent-style-name="DefaultParagraphFont" style:family="text">
      <style:text-properties style:font-name="Courier New" fo:color="#000000" style:text-underline-type="single" style:text-underline-style="solid" style:text-underline-width="auto" style:text-underline-mode="continuous"/>
    </style:style>
    <style:style style:name="T225" style:parent-style-name="DefaultParagraphFont" style:family="text">
      <style:text-properties style:font-name="Courier New" fo:color="#000000"/>
    </style:style>
    <style:style style:name="T226" style:parent-style-name="DefaultParagraphFont" style:family="text">
      <style:text-properties style:font-name="Courier New" fo:color="#000000" style:text-underline-type="single" style:text-underline-style="solid" style:text-underline-width="auto" style:text-underline-mode="continuous"/>
    </style:style>
    <style:style style:name="T227" style:parent-style-name="DefaultParagraphFont" style:family="text">
      <style:text-properties style:font-name="Courier New" fo:color="#000000"/>
    </style:style>
    <style:style style:name="T228" style:parent-style-name="DefaultParagraphFont" style:family="text">
      <style:text-properties style:font-name="Courier New" fo:color="#000000"/>
    </style:style>
    <style:style style:name="T229" style:parent-style-name="DefaultParagraphFont" style:family="text">
      <style:text-properties style:font-name="Courier New" fo:color="#000000" style:text-underline-type="single" style:text-underline-style="solid" style:text-underline-width="auto" style:text-underline-mode="continuous"/>
    </style:style>
    <style:style style:name="T230" style:parent-style-name="DefaultParagraphFont" style:family="text">
      <style:text-properties style:font-name="Courier New" fo:color="#000000"/>
    </style:style>
    <style:style style:name="T231" style:parent-style-name="DefaultParagraphFont" style:family="text">
      <style:text-properties style:font-name="Courier New" fo:color="#000000"/>
    </style:style>
    <style:style style:name="P232" style:parent-style-name="Standard" style:family="paragraph">
      <style:text-properties style:font-name="Courier New" fo:font-weight="bold" style:font-weight-asian="bold" style:font-weight-complex="bold" fo:color="#000000"/>
    </style:style>
    <style:style style:name="T233" style:parent-style-name="DefaultParagraphFont" style:family="text">
      <style:text-properties style:font-name="Courier New" fo:color="#000000"/>
    </style:style>
    <style:style style:name="T234" style:parent-style-name="DefaultParagraphFont" style:family="text">
      <style:text-properties style:font-name="Courier New" fo:color="#000000" style:text-underline-type="single" style:text-underline-style="solid" style:text-underline-width="auto" style:text-underline-mode="continuous"/>
    </style:style>
    <style:style style:name="T235" style:parent-style-name="DefaultParagraphFont" style:family="text">
      <style:text-properties style:font-name="Courier New" fo:color="#000000"/>
    </style:style>
    <style:style style:name="P236" style:parent-style-name="Standard" style:family="paragraph">
      <style:text-properties style:font-name="Courier New" fo:font-weight="bold" style:font-weight-asian="bold" style:font-weight-complex="bold" fo:color="#000000"/>
    </style:style>
    <style:style style:name="T237" style:parent-style-name="DefaultParagraphFont" style:family="text">
      <style:text-properties style:font-name="Courier New" fo:color="#000000"/>
    </style:style>
    <style:style style:name="T238" style:parent-style-name="DefaultParagraphFont" style:family="text">
      <style:text-properties style:font-name="Courier New" fo:color="#000000" style:text-underline-type="single" style:text-underline-style="solid" style:text-underline-width="auto" style:text-underline-mode="continuous"/>
    </style:style>
    <style:style style:name="T239" style:parent-style-name="DefaultParagraphFont" style:family="text">
      <style:text-properties style:font-name="Courier New" fo:color="#000000"/>
    </style:style>
    <style:style style:name="P240" style:parent-style-name="Standard" style:family="paragraph">
      <style:text-properties style:font-name="Courier New" fo:font-weight="bold" style:font-weight-asian="bold" style:font-weight-complex="bold" fo:color="#000000"/>
    </style:style>
    <style:style style:name="T241" style:parent-style-name="DefaultParagraphFont" style:family="text">
      <style:text-properties style:font-name="Courier New" fo:color="#000000"/>
    </style:style>
    <style:style style:name="T242" style:parent-style-name="DefaultParagraphFont" style:family="text">
      <style:text-properties style:font-name="Courier New" fo:color="#000000" style:text-underline-type="single" style:text-underline-style="solid" style:text-underline-width="auto" style:text-underline-mode="continuous"/>
    </style:style>
    <style:style style:name="T243" style:parent-style-name="DefaultParagraphFont" style:family="text">
      <style:text-properties style:font-name="Courier New" fo:color="#000000"/>
    </style:style>
    <style:style style:name="T244" style:parent-style-name="DefaultParagraphFont" style:family="text">
      <style:text-properties style:font-name="Courier New" fo:color="#000000" style:text-underline-type="single" style:text-underline-style="solid" style:text-underline-width="auto" style:text-underline-mode="continuous"/>
    </style:style>
    <style:style style:name="T245" style:parent-style-name="DefaultParagraphFont" style:family="text">
      <style:text-properties style:font-name="Courier New" fo:color="#000000"/>
    </style:style>
    <style:style style:name="T246" style:parent-style-name="DefaultParagraphFont" style:family="text">
      <style:text-properties style:font-name="Courier New" fo:color="#000000" style:text-underline-type="single" style:text-underline-style="solid" style:text-underline-width="auto" style:text-underline-mode="continuous"/>
    </style:style>
    <style:style style:name="T247" style:parent-style-name="DefaultParagraphFont" style:family="text">
      <style:text-properties style:font-name="Courier New" fo:color="#000000"/>
    </style:style>
    <style:style style:name="T248" style:parent-style-name="DefaultParagraphFont" style:family="text">
      <style:text-properties style:font-name="Courier New" fo:color="#000000"/>
    </style:style>
    <style:style style:name="P249" style:parent-style-name="Standard" style:family="paragraph">
      <style:text-properties style:font-name="Courier New" fo:font-weight="bold" style:font-weight-asian="bold" style:font-weight-complex="bold" fo:color="#000000"/>
    </style:style>
    <style:style style:name="T250" style:parent-style-name="DefaultParagraphFont" style:family="text">
      <style:text-properties style:font-name="Courier New" fo:color="#000000"/>
    </style:style>
    <style:style style:name="T251" style:parent-style-name="DefaultParagraphFont" style:family="text">
      <style:text-properties style:font-name="Courier New" fo:color="#000000"/>
    </style:style>
    <style:style style:name="T252" style:parent-style-name="DefaultParagraphFont" style:family="text">
      <style:text-properties style:font-name="Courier New" fo:color="#000000"/>
    </style:style>
    <style:style style:name="T253" style:parent-style-name="DefaultParagraphFont" style:family="text">
      <style:text-properties style:font-name="Courier New" fo:color="#000000"/>
    </style:style>
    <style:style style:name="T254" style:parent-style-name="DefaultParagraphFont" style:family="text">
      <style:text-properties style:font-name="Courier New" fo:color="#000000" style:text-underline-type="single" style:text-underline-style="solid" style:text-underline-width="auto" style:text-underline-mode="continuous"/>
    </style:style>
    <style:style style:name="T255" style:parent-style-name="DefaultParagraphFont" style:family="text">
      <style:text-properties style:font-name="Courier New" fo:color="#000000"/>
    </style:style>
    <style:style style:name="T256" style:parent-style-name="DefaultParagraphFont" style:family="text">
      <style:text-properties style:font-name="Courier New" fo:color="#000000" style:text-underline-type="single" style:text-underline-style="solid" style:text-underline-width="auto" style:text-underline-mode="continuous"/>
    </style:style>
    <style:style style:name="T257" style:parent-style-name="DefaultParagraphFont" style:family="text">
      <style:text-properties style:font-name="Courier New" fo:color="#000000"/>
    </style:style>
    <style:style style:name="P258" style:parent-style-name="Standard" style:family="paragraph">
      <style:text-properties style:font-name="Courier New" fo:font-weight="bold" style:font-weight-asian="bold" style:font-weight-complex="bold" fo:color="#000000"/>
    </style:style>
    <style:style style:name="P259" style:parent-style-name="Standard" style:family="paragraph">
      <style:text-properties style:font-name="Courier New" fo:font-weight="bold" style:font-weight-asian="bold" style:font-weight-complex="bold" fo:color="#000000"/>
    </style:style>
    <style:style style:name="T260" style:parent-style-name="DefaultParagraphFont" style:family="text">
      <style:text-properties style:font-name="Courier New" fo:color="#000000"/>
    </style:style>
    <style:style style:name="T261" style:parent-style-name="DefaultParagraphFont" style:family="text">
      <style:text-properties style:font-name="Courier New" fo:color="#000000"/>
    </style:style>
    <style:style style:name="T262" style:parent-style-name="DefaultParagraphFont" style:family="text">
      <style:text-properties style:font-name="Courier New" fo:color="#000000" style:text-underline-type="single" style:text-underline-style="solid" style:text-underline-width="auto" style:text-underline-mode="continuous"/>
    </style:style>
    <style:style style:name="T263" style:parent-style-name="DefaultParagraphFont" style:family="text">
      <style:text-properties style:font-name="Courier New" fo:color="#000000"/>
    </style:style>
    <style:style style:name="T264" style:parent-style-name="DefaultParagraphFont" style:family="text">
      <style:text-properties style:font-name="Courier New" fo:color="#000000"/>
    </style:style>
    <style:style style:name="P265" style:parent-style-name="Standard" style:family="paragraph">
      <style:text-properties style:font-name="Courier New" fo:font-weight="bold" style:font-weight-asian="bold" style:font-weight-complex="bold" fo:color="#000000"/>
    </style:style>
    <style:style style:name="P266" style:parent-style-name="Standard" style:family="paragraph">
      <style:text-properties style:font-name="Courier New" fo:color="#000000"/>
    </style:style>
    <style:style style:name="T267" style:parent-style-name="DefaultParagraphFont" style:family="text">
      <style:text-properties style:text-underline-type="single" style:text-underline-style="solid" style:text-underline-width="auto" style:text-underline-mode="continuous"/>
    </style:style>
    <style:style style:name="P268" style:parent-style-name="Standard" style:family="paragraph">
      <style:text-properties style:font-name="Courier New" fo:font-weight="bold" style:font-weight-asian="bold" style:font-weight-complex="bold" fo:color="#000000"/>
    </style:style>
    <style:style style:name="T269" style:parent-style-name="DefaultParagraphFont" style:family="text">
      <style:text-properties style:font-name="Courier New" fo:color="#000000"/>
    </style:style>
    <style:style style:name="T270" style:parent-style-name="DefaultParagraphFont" style:family="text">
      <style:text-properties style:font-name="Courier New" fo:color="#000000" style:text-underline-type="single" style:text-underline-style="solid" style:text-underline-width="auto" style:text-underline-mode="continuous"/>
    </style:style>
    <style:style style:name="T271" style:parent-style-name="DefaultParagraphFont" style:family="text">
      <style:text-properties style:font-name="Courier New" fo:color="#000000"/>
    </style:style>
    <style:style style:name="P272" style:parent-style-name="Standard" style:family="paragraph">
      <style:text-properties style:font-name="Courier New" fo:font-weight="bold" style:font-weight-asian="bold" style:font-weight-complex="bold" fo:color="#000000"/>
    </style:style>
    <style:style style:name="T273" style:parent-style-name="DefaultParagraphFont" style:family="text">
      <style:text-properties style:text-underline-type="single" style:text-underline-style="solid" style:text-underline-width="auto" style:text-underline-mode="continuous"/>
    </style:style>
    <style:style style:name="P274" style:parent-style-name="Standard" style:family="paragraph">
      <style:text-properties style:font-name="Courier New" fo:font-weight="bold" style:font-weight-asian="bold" style:font-weight-complex="bold" fo:color="#000000"/>
    </style:style>
    <style:style style:name="T275" style:parent-style-name="DefaultParagraphFont" style:family="text">
      <style:text-properties style:font-name="Courier New" fo:color="#000000"/>
    </style:style>
    <style:style style:name="T276" style:parent-style-name="DefaultParagraphFont" style:family="text">
      <style:text-properties style:font-name="Courier New" fo:color="#000000" style:text-underline-type="single" style:text-underline-style="solid" style:text-underline-width="auto" style:text-underline-mode="continuous"/>
    </style:style>
    <style:style style:name="T277" style:parent-style-name="DefaultParagraphFont" style:family="text">
      <style:text-properties style:font-name="Courier New" fo:color="#000000"/>
    </style:style>
    <style:style style:name="T278" style:parent-style-name="DefaultParagraphFont" style:family="text">
      <style:text-properties style:font-name="Courier New" fo:color="#000000" style:text-underline-type="single" style:text-underline-style="solid" style:text-underline-width="auto" style:text-underline-mode="continuous"/>
    </style:style>
    <style:style style:name="T279" style:parent-style-name="DefaultParagraphFont" style:family="text">
      <style:text-properties style:font-name="Courier New" fo:color="#000000"/>
    </style:style>
    <style:style style:name="P280" style:parent-style-name="Standard" style:family="paragraph">
      <style:text-properties style:font-name="Courier New" fo:font-weight="bold" style:font-weight-asian="bold" style:font-weight-complex="bold" fo:color="#000000"/>
    </style:style>
    <style:style style:name="T281" style:parent-style-name="DefaultParagraphFont" style:family="text">
      <style:text-properties style:font-name="Courier New" fo:color="#000000"/>
    </style:style>
    <style:style style:name="T282" style:parent-style-name="DefaultParagraphFont" style:family="text">
      <style:text-properties style:font-name="Courier New" fo:color="#000000" style:text-underline-type="single" style:text-underline-style="solid" style:text-underline-width="auto" style:text-underline-mode="continuous"/>
    </style:style>
    <style:style style:name="T283" style:parent-style-name="DefaultParagraphFont" style:family="text">
      <style:text-properties style:font-name="Courier New" fo:color="#000000"/>
    </style:style>
    <style:style style:name="T284" style:parent-style-name="DefaultParagraphFont" style:family="text">
      <style:text-properties style:font-name="Courier New" fo:color="#000000"/>
    </style:style>
    <style:style style:name="P285" style:parent-style-name="Standard" style:family="paragraph">
      <style:text-properties style:font-name="Courier New" fo:font-weight="bold" style:font-weight-asian="bold" style:font-weight-complex="bold" fo:color="#000000"/>
    </style:style>
    <style:style style:name="P286" style:parent-style-name="Standard" style:family="paragraph">
      <style:text-properties style:font-name="Courier New" fo:font-weight="bold" style:font-weight-asian="bold" style:font-weight-complex="bold" fo:color="#000000"/>
    </style:style>
    <style:style style:name="P287" style:parent-style-name="Standard" style:family="paragraph">
      <style:text-properties style:font-name="Courier New" fo:font-weight="bold" style:font-weight-asian="bold" style:font-weight-complex="bold" fo:color="#000000"/>
    </style:style>
    <style:style style:name="P288" style:parent-style-name="Standard" style:family="paragraph">
      <style:text-properties style:font-name="Courier New" fo:font-weight="bold" style:font-weight-asian="bold" style:font-weight-complex="bold" fo:color="#000000"/>
    </style:style>
    <style:style style:name="P289" style:parent-style-name="Standard" style:family="paragraph">
      <style:text-properties style:font-name="Courier New" fo:font-weight="bold" style:font-weight-asian="bold" style:font-weight-complex="bold" fo:color="#000000"/>
    </style:style>
  </office:automatic-styles>
  <office:body>
    <office:text text:use-soft-page-breaks="true">
      <text:p text:style-name="P1">Typen, Domainen</text:p>
      <text:p text:style-name="P2"/>
      <text:p text:style-name="Standard"><text:span text:style-name="T3">Hoteltyp: Business, Family, Budget, Wellness, Luxus, Romantik</text:span></text:p>
      <text:p text:style-name="P4"/>
      <text:p text:style-name="P5">Gästestatus: Check-in, Check-out</text:p>
      <text:p text:style-name="P6"/>
      <text:p text:style-name="Standard"><text:span text:style-name="T7">Öffnungszeiten: „MO-FR 07/17“, „24/7“ – kurze Schreibweise</text:span></text:p>
      <text:p text:style-name="P8"/>
      <text:p text:style-name="Standard"><text:span text:style-name="T9">Platzart:<text:s/></text:span><text:span text:style-name="T10">Sandplatz, Gummiplatz, Astroturf, Asphaltplatz</text:span></text:p>
      <text:p text:style-name="P11"/>
      <text:p text:style-name="P12">Menubesonderheit: Vegan, Vegetarisch, Glutenfrei, Laktosefrei, Halal, Kosher</text:p>
      <text:p text:style-name="P13"/>
      <text:p text:style-name="P14">Saison: Hauptsaison, Nebensaison</text:p>
      <text:p text:style-name="P15"/>
      <text:p text:style-name="P16">Zimmerkategorie: Einzel mit Meerblick, Einzel ohne Meerblick, Doppel mit Meerblick, Doppel ohne<text:s/>Meerblick, Luxussuite</text:p>
      <text:p text:style-name="P17"/>
      <text:p text:style-name="Standard"><text:span text:style-name="T18">Menukategorie: Vorspeise, Hauptspeise, Snacks, Desert, Softgetraenk, Cocktail, Longdrink, Likoer, Hochprozentiges, Heissgetraenk, Snacks , Salat, Beilage, Lowfat, Kinderkarte, Seniors</text:span></text:p>
      <text:p text:style-name="P19"/>
      <text:p text:style-name="Standard"><text:span text:style-name="T20">Verpflegungsstufe: Room, BRFST, HBL, HBD, FB, Al</text:span><text:span text:style-name="T21">l Inclusive</text:span></text:p>
      <text:p text:style-name="P22"/>
      <text:p text:style-name="Standard"><text:span text:style-name="T23">Ausrüstungstyp: Schläger, Helm, Golfwagen, Knieschoner, Golfhandschuhe, Golftasche</text:span></text:p>
      <text:p text:style-name="P24"/>
      <text:p text:style-name="P25">Besonderheiten: vegan, vegetarisch, Lactose-Intoleranz, Ei-Allergie, kosher, hala</text:p>
      <text:p text:style-name="P26"/>
      <text:p text:style-name="P27">Küche: italienisch, chinesisch, vegetarisch, international, deutsch,<text:s/>rustikal, japanisch, urbanisch, organic</text:p>
      <text:p text:style-name="P28"/>
      <text:p text:style-name="P29">Relationen/ Constraints</text:p>
      <text:p text:style-name="P30"><text:tab/></text:p>
      <text:list text:style-name="LFO1" text:continue-numbering="true">
        <text:list-item>
          <text:p text:style-name="P31">Kunden buchen Reservierungen für sich und eventuell andere Gäste. Zimmer werden bei der Reservierung zugewiesen.</text:p>
        </text:list-item>
      </text:list>
      <text:p text:style-name="P32"/>
      <text:list text:style-name="LFO1" text:continue-numbering="true">
        <text:list-item>
          <text:p text:style-name="P33">Kunden erhalten Zimmerkarten zu ihrer Reservierung, wenn sie Einchecken. Falls mehrere Personen im Zimmer sind, bekommt der reservierende Kunde mehrere Karten.<text:s/><text:line-break/></text:p>
        </text:list-item>
        <text:list-item>
          <text:p text:style-name="P34">erhalten beinhaltet alle Kartennummer, die im Umlauf sind.<text:s/><text:line-break/></text:p>
        </text:list-item>
        <text:list-item>
          <text:p text:style-name="P35">Sportplätze können vom Kunde gemietet werden.</text:p>
        </text:list-item>
      </text:list>
      <text:p text:style-name="P36">Es gibt nur einen zentralen Fahradverleih pro Hotel, der<text:s/>Fahrräder vermietet. Schwimmbäder können vom Kunden genutzt werden, werden also nicht im vorraus gemietet.<text:s/><text:line-break/></text:p>
      <text:list text:style-name="LFO1" text:continue-numbering="true">
        <text:list-item>
          <text:p text:style-name="P37">Sportplätze besitzen Ausrüstungen. Ein Ausrüstungsgegenstand muss zu einem Sportplatz gehören Kunden leihen Ausrüstung aus.</text:p>
        </text:list-item>
      </text:list>
      <text:p text:style-name="P38"/>
      <text:soft-page-break/>
      <text:list text:style-name="LFO1" text:continue-numbering="true">
        <text:list-item>
          <text:p text:style-name="P39">Zimmerkarten können verloren, und gesperrt werden. Dann bekommt der Kunde neue Zimmerkarte.</text:p>
        </text:list-item>
        <text:list-item>
          <text:p text:style-name="P40">Eine Zimmerkarte öffnet ein Zimmer. In der Tabelle öffenen werden die Eingänge in Zimmer geloggt. <text:s/><text:line-break/></text:p>
        </text:list-item>
        <text:list-item>
          <text:p text:style-name="P41">Kunden bezahlen ihre Reservierungen spätestens am Abreisetag. <text:s/></text:p>
        </text:list-item>
        <text:list-item>
          <text:p text:style-name="P42">Eine Reservierung kann nur von einem Kunden bezahlt werden. Kein Splitten der Rechnung.</text:p>
        </text:list-item>
      </text:list>
      <text:p text:style-name="P43"/>
      <text:p text:style-name="P44">Funktionen/Trigger<text:line-break/></text:p>
      <text:list text:style-name="LFO2" text:continue-numbering="true">
        <text:list-item>
          <text:p text:style-name="P45">Freie Zimmer</text:p>
        </text:list-item>
      </text:list>
      <text:p text:style-name="P46">Paramter(Datum)</text:p>
      <text:p text:style-name="P47">Falls kein Datum spezifiziert, soll now() angenommen werden und Anzahl aktuell freier Zimmer jedes Hotels pro Kategorie zurück gegeben werden.<text:s/><text:line-break/>Falls Datum angegeben, sollen Anzahl Freier Zimmer zurückgegeben werden, zu diesem Datum.</text:p>
      <text:p text:style-name="P48"/>
      <text:list text:style-name="LFO3" text:continue-numbering="true">
        <text:list-item>
          <text:p text:style-name="P49"><text:span text:style-name="T50">Zimmeranfrage</text:span></text:p>
        </text:list-item>
      </text:list>
      <text:p text:style-name="P51">Parameter:(Anreise,Abreise,Typ,Kategorie,Verpflegungsstufe,Wünsche)</text:p>
      <text:p text:style-name="P52"><text:line-break/>Bei der Anfrage eines Zimmers:</text:p>
      <text:p text:style-name="P53">im angegebenen Zeitraum (Anreise, Abreise)<text:s/>wird im Tabelle Zimmer geschaut, ob noch mindestens ein Zimmer frei ist, mit den Anforderungen. Falls ja, wird ein Preis für das Zimmer errechnet. Rückgabewert Preis, sonst "Kein Zimmer Frei" Exception.</text:p>
      <text:p text:style-name="P54">Dazu wird in der Tabelle Reservierung ein temporärer<text:s/>Eintrag gemacht, mit dem Daten des angebotenen Zimmers.<text:line-break/></text:p>
      <text:list text:style-name="LFO3" text:continue-numbering="true">
        <text:list-item>
          <text:p text:style-name="P55"><text:span text:style-name="T56">Buchen</text:span><text:span text:style-name="T57">:</text:span><text:span text:style-name="T58"><text:line-break/></text:span><text:span text:style-name="T59">Parameter(KundenId, Adresse, Vorname, Nachname, Besonderheiten, Kreditkartennummer, Telefonnummer)</text:span></text:p>
        </text:list-item>
      </text:list>
      <text:p text:style-name="P60"><text:tab/></text:p>
      <text:p text:style-name="P61">Nach dem der Kunde ein Angebot erhalten, kann er dieses Bestätigen. Dann bleibt der Eintrag in Tabelle Reservierungen bestehen.<text:s/><text:line-break/>Bei Ablehnen des Angebots, wird der Eintrag in Reservierungen gelöscht und in Tabelle Ablehnungen übertragen, für statistische Auswertungen.</text:p>
      <text:p text:style-name="P62"/>
      <text:list text:style-name="LFO3" text:continue-numbering="true">
        <text:list-item>
          <text:p text:style-name="P63"><text:span text:style-name="T64">Stornieren</text:span><text:span text:style-name="T65">:<text:s/></text:span><text:span text:style-name="T66"><text:line-break/></text:span><text:span text:style-name="T67">Parameter(Reservierungsnummer)</text:span><text:span text:style-name="T68"><text:line-break/></text:span><text:span text:style-name="T69">Die entsprechende Reservierung<text:s/></text:span><text:span text:style-name="T70">wird in Tabelle Reservierungen auf storniert gesetzt.<text:s/></text:span><text:span text:style-name="T71"><text:line-break/></text:span></text:p>
        </text:list-item>
        <text:list-item>
          <text:p text:style-name="P72">Beim Zuweiwesen des Zimmers (Einchecken des Gastes) wird in Tablle erhalten, die nächste ungesperrte Karte dem Gast zugewiesen mit der Zimmernummer und Reservierungsnummer<text:line-break/></text:p>
        </text:list-item>
        <text:list-item>
          <text:p text:style-name="P73">Beim Verlust der Karte wird<text:s/>diese aus Tabelle erhalten<text:s/><text:soft-page-break/>gelöscht und in Tabelle Zimmerkarten gesperrt. Versucht eine Person ein Zimmer zu öffnen, mit einer Karte die gesperrt ist, wird hier eine "Acces Denied" Exception geworfen. <text:s/><text:line-break/></text:p>
        </text:list-item>
        <text:list-item>
          <text:p text:style-name="P74">Ein Kunde darf offensichtlich keine gesperrte Zimmerkarte erhalten. Wird die Karte wieder gefunden wird sie entsperrt.</text:p>
        </text:list-item>
      </text:list>
      <text:p text:style-name="P75"/>
      <text:list text:style-name="LFO3" text:continue-numbering="true">
        <text:list-item>
          <text:p text:style-name="P76">Nach Abreise des Kunden, gibt dieser die Zimmerkarte ab, und diese wird in der Tabelle erhalten gelöscht.</text:p>
        </text:list-item>
      </text:list>
      <text:p text:style-name="P77"/>
      <text:list text:style-name="LFO4" text:continue-numbering="true">
        <text:list-item>
          <text:p text:style-name="P78">Beim Einchecken eines Kunden, muss überprüft werden, ob das Zimmer, das ihm bei<text:s/>seiner Reservierung zugeteilt worden ist, gereinigt und defektfrei ist. Falls ja bleibt die Reservierung bestehen. Falls nicht, wird auf das nächste Verfügbare Zimmer umgebucht.</text:p>
        </text:list-item>
      </text:list>
      <text:p text:style-name="P79"/>
      <text:list text:style-name="LFO5" text:continue-numbering="true">
        <text:list-item>
          <text:p text:style-name="P80">Beim Einchecken eines Kunden, der mehrere Zimmer reserviert hat, darf der Kunde beim Einchecken nur bei einem Zimmer, eingetragen bleiben. Das heißt, es muss für die züsätzlichen Zimmer neue Einträge in der Tabelle Kunden geben. Sicherheitstechnisch wichtig. <text:s/></text:p>
        </text:list-item>
      </text:list>
      <text:p text:style-name="P81"/>
      <text:list text:style-name="LFO5" text:continue-numbering="true">
        <text:list-item>
          <text:p text:style-name="P82">Ein Sportplatz kann nicht doppelt gemietet werden.<text:line-break/></text:p>
        </text:list-item>
        <text:list-item>
          <text:p text:style-name="P83">EndRechnung:<text:line-break/>Die Funktion bekommt als Parameter Kundennummer, Reservierungsnummer, oder Zimmernummer. Es werden alle Posten(Ausgaben) des Kunden aufgelistet mit Preis, als Tabelle zurückgegeben.<text:s/><text:line-break/></text:p>
        </text:list-item>
      </text:list>
      <text:p text:style-name="P84"/>
      <text:p text:style-name="P85"/>
      <text:p text:style-name="P86">Views</text:p>
      <text:list text:style-name="LFO6" text:continue-numbering="true">
        <text:list-item>
          <text:p text:style-name="P87">Hotelmanager</text:p>
          <text:list text:continue-numbering="true">
            <text:list-item>
              <text:p text:style-name="P88">wieviele Gäste nemhmen am Abendessen teil, also Gäste mit<text:s/>HPA</text:p>
            </text:list-item>
            <text:list-item>
              <text:p text:style-name="P89">Die beliebteste Zimmerkategorie</text:p>
            </text:list-item>
            <text:list-item>
              <text:p text:style-name="P90">Die Anzahl der Vermietungen pro Sportplatz</text:p>
            </text:list-item>
          </text:list>
        </text:list-item>
        <text:list-item>
          <text:p text:style-name="P91">Umsatzberechnung</text:p>
          <text:list text:continue-numbering="true">
            <text:list-item>
              <text:p text:style-name="P92">Die Umsätze des bisherigen Tages werden ausgegeben pro Hotel, nach Abteilung.</text:p>
            </text:list-item>
          </text:list>
        </text:list-item>
        <text:list-item>
          <text:p text:style-name="P93">Übernachtungen</text:p>
          <text:list text:continue-numbering="true">
            <text:list-item>
              <text:p text:style-name="P94">Die Anzahl der Nächte, die ein Kunde insgesamt im Hotel verbracht<text:s/>hat, nach KundenId. Nach 100 Übernachtungen im Jahr wird der Kunde als VIP eingestuft. <text:s/></text:p>
            </text:list-item>
          </text:list>
        </text:list-item>
        <text:list-item>
          <text:p text:style-name="P95">Reinigungsaufsicht</text:p>
          <text:list text:continue-numbering="true">
            <text:list-item>
              <text:p text:style-name="P96">möchte eine Liste von zu reinigenden Zimmern des Tages,<text:line-break/>sortiert nach Zimmernummer. Zudem, Name, Anreise und Abreise des Gastes. Ein Großputz soll immer nach Abreise erfolgen oder falls letzter Großputz mehr als eine Woche her ist.<text:s/><text:line-break/></text:p>
            </text:list-item>
          </text:list>
        </text:list-item>
      </text:list>
      <text:p text:style-name="P97"/>
      <text:p text:style-name="P98">Special Features</text:p>
      <text:p text:style-name="P99"/>
      <text:list text:style-name="LFO1">
        <text:list-item>
          <text:p text:style-name="P100"><text:span text:style-name="T101">Config</text:span><text:span text:style-name="T102">:</text:span><text:span text:style-name="T103"><text:line-break/></text:span><text:span text:style-name="T104">Die Basispreise aller Leistungen und Kategorien werden in einer Preistabelle zentral geführt, sodass sie zentral geändert werden können. (Daten</text:span><text:span text:style-name="T105">konsistenz)</text:span></text:p>
        </text:list-item>
      </text:list>
      <text:p text:style-name="P106"/>
      <text:p text:style-name="P107"/>
      <text:p text:style-name="P108"/>
      <text:p text:style-name="P109"/>
      <text:p text:style-name="P110">Relationales Modell</text:p>
      <text:p text:style-name="P111"/>
      <text:p text:style-name="Standard">[Preistabelle]: {[<text:span text:style-name="T112">CodeUndPosten: String</text:span>, Preis: money]}</text:p>
      <text:p text:style-name="P113"/>
      <text:p text:style-name="Standard"><text:span text:style-name="T114">[Hotel]: {[</text:span><text:span text:style-name="T115">HotelID:int</text:span><text:span text:style-name="T116">, Hotelname: String, Adresse:String, Telefonnummer:int, Hoteltyp:Hoteltyp, hatPreistabelle: int]}</text:span></text:p>
      <text:p text:style-name="Standard"/>
      <text:p text:style-name="Standard"><text:span text:style-name="T117">[Kunden]: {[</text:span><text:span text:style-name="T118">KID: int</text:span><text:span text:style-name="T119">, Erstellungszeitpunk</text:span><text:span text:style-name="T120">t: timestamp, Telefonnummer: int, Kreditkarte: int, Besonderheiten: Besonderheit, Nachname: String, Vorname: String, VIP: boolean, Adresse:String ]}</text:span></text:p>
      <text:p text:style-name="P121"/>
      <text:p text:style-name="P122"/>
      <text:p text:style-name="Standard">[Zimmer] : {[<text:span text:style-name="T123">gehörtZuHotel:int</text:span>-&gt;Hotel,<text:s/><text:span text:style-name="T124">Zimmernummer: int</text:span>, Zimmerkategorie: Zimmerkategorie, Dreckig: boolean, Out of Order: boolean, maxPersonen: int]}</text:p>
      <text:p text:style-name="P125"/>
      <text:p text:style-name="P126"/>
      <text:p text:style-name="Standard"><text:span text:style-name="T127">[Abteilung]: {[</text:span><text:span text:style-name="T128">gehoertZuHotel:int</text:span><text:span text:style-name="T129">-&gt;Hotel,<text:s/></text:span><text:span text:style-name="T130">AID:int</text:span><text:span text:style-name="T131">, Öffnungszeiten:Öffnungszeiten, Location:String, Name:String]}</text:span></text:p>
      <text:p text:style-name="P132"/>
      <text:p text:style-name="Standard"><text:span text:style-name="T133">[Sporteinrichtungen]: {[</text:span><text:span text:style-name="T134">gehoertZuHotel:int</text:span><text:span text:style-name="T135">-&gt;Hotel,<text:s/></text:span><text:span text:style-name="T136">AID:int</text:span><text:span text:style-name="T137">, Preis: money]</text:span></text:p>
      <text:p text:style-name="P138"/>
      <text:p text:style-name="Standard"><text:span text:style-name="T139">[Fahrraeder]: {[</text:span><text:span text:style-name="T140">gehoertZuHotel:int</text:span><text:span text:style-name="T141">-&gt;Hotel,<text:s/></text:span><text:span text:style-name="T142">AID:int</text:span><text:span text:style-name="T143">, Gaenge: int, Modell: String]}</text:span></text:p>
      <text:p text:style-name="P144"/>
      <text:p text:style-name="Standard"><text:span text:style-name="T145">[Tennisplaetze]: {[<text:s/></text:span><text:span text:style-name="T146">gehoertZuHotel:int</text:span><text:span text:style-name="T147">-&gt;Hotel,<text:s/></text:span><text:span text:style-name="T148">AID:int</text:span><text:span text:style-name="T149">, Platzart: Platzart]}</text:span></text:p>
      <text:p text:style-name="P150"/>
      <text:p text:style-name="Standard"><text:span text:style-name="T151">[Golf]: {[</text:span><text:span text:style-name="T152">gehoertZuHotel:int</text:span><text:span text:style-name="T153">-&gt;Hotel,<text:s/></text:span><text:span text:style-name="T154">AID:int</text:span><text:span text:style-name="T155">, Schwierigkeitsgrad: int]}</text:span></text:p>
      <text:p text:style-name="P156"/>
      <text:p text:style-name="Standard"><text:span text:style-name="T157">[Minigolf]: {[</text:span><text:span text:style-name="T158">gehoertZuHotel:int</text:span><text:span text:style-name="T159">-&gt;</text:span><text:span text:style-name="T160">Hotel,<text:s/></text:span><text:span text:style-name="T161">AID:int</text:span><text:span text:style-name="T162">, Schwierigkeitsgrad: int]</text:span></text:p>
      <text:p text:style-name="P163"/>
      <text:p text:style-name="Standard"><text:span text:style-name="T164">[mieten]: {[<text:s/></text:span><text:span text:style-name="T165">gehoertZuHotel:int-&gt;Hotel</text:span><text:span text:style-name="T166">,<text:s/></text:span><text:span text:style-name="T167">AID:int-&gt;Sporteinrichtung</text:span><text:span text:style-name="T168"><text:s/>KID: int -&gt; Kunden, Zeitpunkt: timestamp,<text:s/></text:span><text:span text:style-name="T169"><text:line-break/></text:span><text:span text:style-name="T170">von: timestamp</text:span><text:span text:style-name="T171">, bis:timestamp]}</text:span></text:p>
      <text:p text:style-name="P172"/>
      <text:p text:style-name="Standard"><text:span text:style-name="T173">[Schwimmbad]:</text:span><text:span text:style-name="T174"><text:tab/>{[<text:s/></text:span><text:span text:style-name="T175">gehoertZuHotel:int</text:span><text:span text:style-name="T176">-&gt;Hotel,<text:s/></text:span><text:span text:style-name="T177">AID:int,</text:span><text:span text:style-name="T178"><text:s/>LaengeBecken: int,<text:s/></text:span><text:span text:style-name="T179">Sauna: boolean]}</text:span></text:p>
      <text:p text:style-name="P180"/>
      <text:p text:style-name="Standard"><text:span text:style-name="T181">[Ausruestung]: {[<text:s/></text:span><text:span text:style-name="T182">gehoertZuHotel: int</text:span><text:span text:style-name="T183"><text:s/>-&gt; Hotel,</text:span><text:span text:style-name="T184">gehoertZuSporteinrichtung: int</text:span><text:span text:style-name="T185"><text:s/>-&gt; Sporteinrichtung,<text:s/></text:span><text:soft-page-break/><text:span text:style-name="T186">Ausruestungsnummer:<text:s/></text:span><text:span text:style-name="T187">int,<text:s/></text:span><text:span text:style-name="T188">Ausruestungstyp: Ausruestungstyp</text:span><text:span text:style-name="T189"><text:s/>]}</text:span></text:p>
      <text:p text:style-name="P190"/>
      <text:p text:style-name="Standard"><text:span text:style-name="T191">[leihen]: {[</text:span><text:span text:style-name="T192">gehoertZuHotel: int</text:span><text:span text:style-name="T193"><text:s/>-&gt; Hotel,<text:s/></text:span><text:span text:style-name="T194">AID: int</text:span><text:span text:style-name="T195"><text:s/>-&gt; Sporteinrichtung, <text:s text:c="2"/></text:span><text:span text:style-name="T196">Aus</text:span><text:span text:style-name="T197">ruestungsnummer: int</text:span><text:span text:style-name="T198">-&gt;Ausruestung,<text:s/></text:span><text:span text:style-name="T199">Ausruestungstyp:Ausruestungstyp</text:span><text:span text:style-name="T200">-&gt;Ausruestung, KID: int-&gt; Kunden,<text:s/></text:span><text:span text:style-name="T201">von:timestamp</text:span><text:span text:style-name="T202">, bis: timestamp]} <text:s/></text:span></text:p>
      <text:p text:style-name="P203"/>
      <text:p text:style-name="Standard"><text:span text:style-name="T204">[benutzen]: {[gehoertZuHotel:int-&gt;Hotel, AID:int-&gt; Schwimmbad,</text:span><text:span text:style-name="T205">KID: int</text:span><text:span text:style-name="T206">-&gt; Kunden, <text:s/></text:span><text:span text:style-name="T207">von: timestamp</text:span><text:span text:style-name="T208">, bis: timestamp]}</text:span></text:p>
      <text:p text:style-name="P209"/>
      <text:p text:style-name="Standard"><text:span text:style-name="T210">[Rest</text:span><text:span text:style-name="T211">auration]: {[</text:span><text:span text:style-name="T212">gehoertZuHotel: int</text:span><text:span text:style-name="T213">-&gt;Hotel ,<text:s/></text:span><text:span text:style-name="T214">AID:int</text:span><text:span text:style-name="T215">, Öffnungszeiten: Öffnungszeit]</text:span></text:p>
      <text:p text:style-name="P216"/>
      <text:p text:style-name="Standard"><text:span text:style-name="T217">[Hotelbar]: {[</text:span><text:span text:style-name="T218">gehoertZuHotel:int</text:span><text:span text:style-name="T219">-&gt;Hotel,<text:s/></text:span><text:span text:style-name="T220">AID:int</text:span><text:span text:style-name="T221">]</text:span></text:p>
      <text:p text:style-name="P222"/>
      <text:p text:style-name="Standard"><text:span text:style-name="T223">[Restaurant]: {[</text:span><text:span text:style-name="T224">gehoertZuHotel:int</text:span><text:span text:style-name="T225">-&gt;Hotel,<text:s/></text:span><text:span text:style-name="T226">AID:int</text:span><text:span text:style-name="T227">,Küche: Küche, Sterne:int]}</text:span></text:p>
      <text:p text:style-name="Standard"/>
      <text:p text:style-name="Standard"><text:span text:style-name="T228">[SpeisenUndGetraenke] :{[<text:s/></text:span><text:span text:style-name="T229">SpeiseID: int</text:span><text:span text:style-name="T230">,<text:s/></text:span><text:span text:style-name="T231">Name:String, Preis: money, Menukategorie: Menukategorie]}</text:span></text:p>
      <text:p text:style-name="P232"/>
      <text:p text:style-name="Standard"><text:span text:style-name="T233">[Essen] :{[<text:s/></text:span><text:span text:style-name="T234">SpeiseID: int</text:span><text:span text:style-name="T235">,Besonderheit: Besonderheit]}</text:span></text:p>
      <text:p text:style-name="P236"/>
      <text:p text:style-name="Standard"><text:span text:style-name="T237">[Trinken] :{[<text:s/></text:span><text:span text:style-name="T238">SpeiseID: int</text:span><text:span text:style-name="T239">, Alkoholgehalt: numeric]}</text:span></text:p>
      <text:p text:style-name="P240"/>
      <text:p text:style-name="Standard"><text:span text:style-name="T241">[wirdServiertIn]: [</text:span><text:span text:style-name="T242">gehoertZuHotel:int</text:span><text:span text:style-name="T243">-&gt;Hotel,<text:s/></text:span><text:span text:style-name="T244">AID: int</text:span><text:span text:style-name="T245"><text:s/>-&gt; Restauration,<text:s/></text:span><text:span text:style-name="T246">SpeiseID: int</text:span><text:span text:style-name="T247"><text:s/></text:span><text:span text:style-name="T248">-&gt; SpeisenUndGetraenke,]</text:span></text:p>
      <text:p text:style-name="P249"/>
      <text:p text:style-name="Standard"><text:span text:style-name="T250">[konsumieren]: {</text:span><text:span text:style-name="T251">[imHotel</text:span><text:span text:style-name="T252">:int -&gt; Hotel, , v</text:span><text:span text:style-name="T253">erspeistIn: int -&gt;Restauration<text:s/></text:span><text:span text:style-name="T254">KID: int</text:span><text:span text:style-name="T255"><text:s/>-&gt; Kunde, SpeiseId: int -&gt; SpeisenUndGetraenke,<text:s/></text:span><text:span text:style-name="T256">Zeitpunkt: timestamp</text:span><text:span text:style-name="T257">]</text:span></text:p>
      <text:p text:style-name="P258"/>
      <text:p text:style-name="Standard"/>
      <text:p text:style-name="P259"/>
      <text:p text:style-name="Standard"><text:span text:style-name="T260">[Reservierungen]: {[gehoertZuHotel: int -&gt; Hotel,Zimmernummer Zimmer</text:span><text:span text:style-name="T261">: int-&gt; Zimmer, Zimmerpreis: money, Stornierungsnummer: int,Verflegungsstufe:Verflegungsstufe, Zimmerkategorie: Zimmerkategorie, Anreise: date, Abreise: date,<text:s/></text:span><text:span text:style-name="T262">Reservierungsnummer: int</text:span><text:span text:style-name="T263">, KID: int -&gt; Kunde, Gaestestatus: Gaestestatus, Wünsche: String, Persone</text:span><text:span text:style-name="T264">nanzahl: int, Reservierungszeitpunkt: timestamp]}</text:span></text:p>
      <text:p text:style-name="P265"/>
      <text:p text:style-name="P266"/>
      <text:p text:style-name="Standard">[Ablehnungen]: {[<text:s/><text:span text:style-name="T267">Reservierungsnummer: int</text:span>,Ablehnungszeitpunkt: timestamp, Grund: String]}</text:p>
      <text:p text:style-name="P268"/>
      <text:p text:style-name="Standard"><text:span text:style-name="T269">[bezahlen]: {[</text:span><text:span text:style-name="T270">Reservierungsnummer: int</text:span><text:span text:style-name="T271"><text:s/>-&gt; Reservierungen, KID: int -&gt; Kunde, Zeitpunkt: timestamp]}</text:span></text:p>
      <text:p text:style-name="P272"/>
      <text:p text:style-name="Standard"/>
      <text:p text:style-name="Standard">[Zimmerkarten]: {[<text:span text:style-name="T273">KartenId: int</text:span>, gesperrt: boolean]}</text:p>
      <text:p text:style-name="P274"/>
      <text:p text:style-name="Standard"><text:span text:style-name="T275">[oeffnet]: {[ gehoertZuHotel: int -&gt; Hotel,Zimmernummer: int-&gt; Zimmer,<text:s/></text:span><text:span text:style-name="T276">KartenId: int</text:span><text:span text:style-name="T277"><text:s/>-&gt; Zimmerkarten,<text:s/></text:span><text:span text:style-name="T278">Zeitpunkt: timestamp</text:span><text:span text:style-name="T279">]}</text:span></text:p>
      <text:p text:style-name="P280"/>
      <text:p text:style-name="Standard"><text:span text:style-name="T281">[erhalten]: {</text:span><text:span text:style-name="T282">KartenId: int</text:span><text:span text:style-name="T283"><text:s/>-&gt; Zimmerkarten, KundenId: int-&gt; Kunden, Reservierungsnumme</text:span><text:span text:style-name="T284">r: int -&gt; Reservierungen]}</text:span></text:p>
      <text:p text:style-name="P285"/>
      <text:p text:style-name="P286"/>
      <text:p text:style-name="P287"/>
      <text:p text:style-name="P288"/>
      <text:p text:style-name="P28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tefanie Lehmann</meta:initial-creator>
    <dc:creator>Steffi</dc:creator>
    <meta:creation-date>2009-04-16T11:32:00Z</meta:creation-date>
    <dc:date>2014-08-10T09:29:00Z</dc:date>
    <meta:template xlink:href="Normal" xlink:type="simple"/>
    <meta:editing-cycles>3</meta:editing-cycles>
    <meta:editing-duration>PT0S</meta:editing-duration>
    <meta:user-defined meta:name="Info 1"/>
    <meta:user-defined meta:name="Info 2"/>
    <meta:user-defined meta:name="Info 3"/>
    <meta:user-defined meta:name="Info 4"/>
    <meta:document-statistic meta:page-count="6" meta:paragraph-count="17" meta:word-count="1217" meta:character-count="8872" meta:row-count="63" meta:non-whitespace-character-count="7672"/>
  </office:meta>
</office:document-meta>
</file>